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8pt" style:font-size-asian="8pt" style:font-size-complex="8pt"/>
    </style:style>
    <style:style style:name="P2" style:parent-style-name="Normal" style:family="paragraph">
      <style:text-properties fo:font-size="8pt" style:font-size-asian="8pt" style:font-size-complex="8pt"/>
    </style:style>
    <style:style style:name="P3" style:parent-style-name="Normal" style:family="paragraph">
      <style:text-properties fo:font-size="8pt" style:font-size-asian="8pt" style:font-size-complex="8pt"/>
    </style:style>
    <style:style style:name="P4" style:parent-style-name="Normal" style:family="paragraph">
      <style:text-properties fo:font-size="8pt" style:font-size-asian="8pt" style:font-size-complex="8pt"/>
    </style:style>
    <style:style style:name="P5" style:parent-style-name="Normal" style:family="paragraph">
      <style:text-properties fo:font-size="8pt" style:font-size-asian="8pt" style:font-size-complex="8pt"/>
    </style:style>
    <style:style style:name="P6" style:parent-style-name="Normal" style:family="paragraph">
      <style:text-properties fo:font-size="8pt" style:font-size-asian="8pt" style:font-size-complex="8pt"/>
    </style:style>
    <style:style style:name="P7" style:parent-style-name="Normal" style:family="paragraph">
      <style:text-properties fo:font-size="8pt" style:font-size-asian="8pt" style:font-size-complex="8pt"/>
    </style:style>
    <style:style style:name="P8" style:parent-style-name="Normal" style:family="paragraph">
      <style:text-properties fo:font-size="8pt" style:font-size-asian="8pt" style:font-size-complex="8pt"/>
    </style:style>
    <style:style style:name="P9" style:parent-style-name="Normal" style:family="paragraph">
      <style:text-properties fo:font-size="8pt" style:font-size-asian="8pt" style:font-size-complex="8pt"/>
    </style:style>
    <style:style style:name="P10" style:parent-style-name="Normal" style:family="paragraph">
      <style:text-properties fo:font-size="8pt" style:font-size-asian="8pt" style:font-size-complex="8pt"/>
    </style:style>
    <style:style style:name="P11" style:parent-style-name="Normal" style:family="paragraph">
      <style:text-properties fo:font-size="8pt" style:font-size-asian="8pt" style:font-size-complex="8pt"/>
    </style:style>
    <style:style style:name="P12" style:parent-style-name="Normal" style:family="paragraph">
      <style:text-properties fo:font-size="8pt" style:font-size-asian="8pt" style:font-size-complex="8pt"/>
    </style:style>
    <style:style style:name="P13" style:parent-style-name="Normal" style:family="paragraph">
      <style:text-properties fo:font-size="8pt" style:font-size-asian="8pt" style:font-size-complex="8pt"/>
    </style:style>
    <style:style style:name="P14" style:parent-style-name="Normal" style:family="paragraph">
      <style:text-properties fo:font-size="8pt" style:font-size-asian="8pt" style:font-size-complex="8pt"/>
    </style:style>
    <style:style style:name="P15" style:parent-style-name="Normal" style:family="paragraph">
      <style:text-properties fo:font-size="8pt" style:font-size-asian="8pt" style:font-size-complex="8pt"/>
    </style:style>
    <style:style style:name="P16" style:parent-style-name="Normal" style:family="paragraph">
      <style:text-properties fo:font-size="8pt" style:font-size-asian="8pt" style:font-size-complex="8pt"/>
    </style:style>
    <style:style style:name="P17" style:parent-style-name="Normal" style:family="paragraph">
      <style:text-properties fo:font-size="8pt" style:font-size-asian="8pt" style:font-size-complex="8pt"/>
    </style:style>
    <style:style style:name="P18" style:parent-style-name="Normal" style:family="paragraph">
      <style:text-properties fo:font-size="8pt" style:font-size-asian="8pt" style:font-size-complex="8pt"/>
    </style:style>
    <style:style style:name="P19" style:parent-style-name="Normal" style:family="paragraph">
      <style:text-properties fo:font-size="8pt" style:font-size-asian="8pt" style:font-size-complex="8pt"/>
    </style:style>
    <style:style style:name="P20" style:parent-style-name="Normal" style:family="paragraph">
      <style:text-properties fo:font-size="8pt" style:font-size-asian="8pt" style:font-size-complex="8pt"/>
    </style:style>
    <style:style style:name="P21" style:parent-style-name="Normal" style:family="paragraph">
      <style:text-properties fo:font-size="8pt" style:font-size-asian="8pt" style:font-size-complex="8pt"/>
    </style:style>
    <style:style style:name="P22" style:parent-style-name="Normal" style:family="paragraph">
      <style:text-properties fo:font-size="8pt" style:font-size-asian="8pt" style:font-size-complex="8pt"/>
    </style:style>
    <style:style style:name="P23" style:parent-style-name="Normal" style:family="paragraph">
      <style:text-properties fo:font-size="8pt" style:font-size-asian="8pt" style:font-size-complex="8pt"/>
    </style:style>
    <style:style style:name="P24" style:parent-style-name="Normal" style:family="paragraph">
      <style:text-properties fo:font-size="8pt" style:font-size-asian="8pt" style:font-size-complex="8pt"/>
    </style:style>
    <style:style style:name="P25" style:parent-style-name="Normal" style:family="paragraph">
      <style:text-properties fo:font-size="8pt" style:font-size-asian="8pt" style:font-size-complex="8pt"/>
    </style:style>
    <style:style style:name="P26" style:parent-style-name="Normal" style:family="paragraph">
      <style:text-properties fo:font-size="8pt" style:font-size-asian="8pt" style:font-size-complex="8pt"/>
    </style:style>
    <style:style style:name="P27" style:parent-style-name="Normal" style:family="paragraph">
      <style:text-properties fo:font-size="8pt" style:font-size-asian="8pt" style:font-size-complex="8pt"/>
    </style:style>
    <style:style style:name="P28" style:parent-style-name="Normal" style:family="paragraph">
      <style:text-properties fo:font-size="8pt" style:font-size-asian="8pt" style:font-size-complex="8pt"/>
    </style:style>
    <style:style style:name="P29" style:parent-style-name="Normal" style:family="paragraph">
      <style:text-properties fo:font-size="8pt" style:font-size-asian="8pt" style:font-size-complex="8pt"/>
    </style:style>
    <style:style style:name="P30" style:parent-style-name="Normal" style:family="paragraph">
      <style:text-properties fo:font-size="8pt" style:font-size-asian="8pt" style:font-size-complex="8pt"/>
    </style:style>
    <style:style style:name="P31" style:parent-style-name="Normal" style:family="paragraph">
      <style:text-properties fo:font-size="8pt" style:font-size-asian="8pt" style:font-size-complex="8pt"/>
    </style:style>
    <style:style style:name="P32" style:parent-style-name="Normal" style:family="paragraph">
      <style:text-properties fo:font-size="8pt" style:font-size-asian="8pt" style:font-size-complex="8pt"/>
    </style:style>
    <style:style style:name="P33" style:parent-style-name="Normal" style:family="paragraph">
      <style:text-properties fo:font-size="8pt" style:font-size-asian="8pt" style:font-size-complex="8pt"/>
    </style:style>
    <style:style style:name="P34" style:parent-style-name="Normal" style:family="paragraph">
      <style:text-properties fo:font-size="8pt" style:font-size-asian="8pt" style:font-size-complex="8pt"/>
    </style:style>
    <style:style style:name="P35" style:parent-style-name="Normal" style:family="paragraph">
      <style:text-properties fo:font-size="8pt" style:font-size-asian="8pt" style:font-size-complex="8pt"/>
    </style:style>
    <style:style style:name="P36" style:parent-style-name="Normal" style:family="paragraph">
      <style:text-properties fo:font-size="8pt" style:font-size-asian="8pt" style:font-size-complex="8pt"/>
    </style:style>
    <style:style style:name="P37" style:parent-style-name="Normal" style:family="paragraph">
      <style:text-properties fo:font-size="8pt" style:font-size-asian="8pt" style:font-size-complex="8pt"/>
    </style:style>
    <style:style style:name="P38" style:parent-style-name="Normal" style:family="paragraph">
      <style:text-properties fo:font-size="8pt" style:font-size-asian="8pt" style:font-size-complex="8pt"/>
    </style:style>
    <style:style style:name="P39" style:parent-style-name="Normal" style:family="paragraph">
      <style:text-properties fo:font-size="8pt" style:font-size-asian="8pt" style:font-size-complex="8pt"/>
    </style:style>
    <style:style style:name="P40" style:parent-style-name="Normal" style:family="paragraph">
      <style:text-properties fo:font-size="8pt" style:font-size-asian="8pt" style:font-size-complex="8pt"/>
    </style:style>
    <style:style style:name="P41" style:parent-style-name="Normal" style:family="paragraph">
      <style:text-properties fo:font-size="8pt" style:font-size-asian="8pt" style:font-size-complex="8pt"/>
    </style:style>
    <style:style style:name="P42" style:parent-style-name="Normal" style:family="paragraph">
      <style:text-properties fo:font-size="8pt" style:font-size-asian="8pt" style:font-size-complex="8pt"/>
    </style:style>
    <style:style style:name="P43" style:parent-style-name="Normal" style:family="paragraph">
      <style:text-properties fo:font-size="8pt" style:font-size-asian="8pt" style:font-size-complex="8pt"/>
    </style:style>
    <style:style style:name="P44" style:parent-style-name="Normal" style:family="paragraph">
      <style:text-properties fo:font-size="8pt" style:font-size-asian="8pt" style:font-size-complex="8pt"/>
    </style:style>
    <style:style style:name="P45" style:parent-style-name="Normal" style:family="paragraph">
      <style:text-properties fo:font-size="8pt" style:font-size-asian="8pt" style:font-size-complex="8pt"/>
    </style:style>
    <style:style style:name="P46" style:parent-style-name="Normal" style:family="paragraph">
      <style:text-properties fo:font-size="8pt" style:font-size-asian="8pt" style:font-size-complex="8pt"/>
    </style:style>
    <style:style style:name="P47" style:parent-style-name="Normal" style:family="paragraph">
      <style:text-properties fo:font-size="8pt" style:font-size-asian="8pt" style:font-size-complex="8pt"/>
    </style:style>
    <style:style style:name="P48" style:parent-style-name="Normal" style:family="paragraph">
      <style:text-properties fo:font-size="8pt" style:font-size-asian="8pt" style:font-size-complex="8pt"/>
    </style:style>
    <style:style style:name="P49" style:parent-style-name="Normal" style:family="paragraph">
      <style:text-properties fo:font-size="8pt" style:font-size-asian="8pt" style:font-size-complex="8pt"/>
    </style:style>
    <style:style style:name="P50" style:parent-style-name="Normal" style:family="paragraph">
      <style:text-properties fo:font-size="8pt" style:font-size-asian="8pt" style:font-size-complex="8pt"/>
    </style:style>
    <style:style style:name="P51" style:parent-style-name="Normal" style:family="paragraph">
      <style:text-properties fo:font-size="8pt" style:font-size-asian="8pt" style:font-size-complex="8pt"/>
    </style:style>
    <style:style style:name="P52" style:parent-style-name="Normal" style:family="paragraph">
      <style:text-properties fo:font-size="8pt" style:font-size-asian="8pt" style:font-size-complex="8pt"/>
    </style:style>
    <style:style style:name="P53" style:parent-style-name="Normal" style:family="paragraph">
      <style:text-properties fo:font-size="8pt" style:font-size-asian="8pt" style:font-size-complex="8pt"/>
    </style:style>
    <style:style style:name="P54" style:parent-style-name="Normal" style:family="paragraph">
      <style:text-properties fo:font-size="8pt" style:font-size-asian="8pt" style:font-size-complex="8pt"/>
    </style:style>
    <style:style style:name="P55" style:parent-style-name="Normal" style:family="paragraph">
      <style:text-properties fo:font-size="8pt" style:font-size-asian="8pt" style:font-size-complex="8pt"/>
    </style:style>
    <style:style style:name="P56" style:parent-style-name="Normal" style:family="paragraph">
      <style:text-properties fo:font-size="8pt" style:font-size-asian="8pt" style:font-size-complex="8pt"/>
    </style:style>
    <style:style style:name="P57" style:parent-style-name="Normal" style:family="paragraph">
      <style:text-properties fo:font-size="8pt" style:font-size-asian="8pt" style:font-size-complex="8pt"/>
    </style:style>
    <style:style style:name="P58" style:parent-style-name="Normal" style:family="paragraph">
      <style:text-properties fo:font-size="8pt" style:font-size-asian="8pt" style:font-size-complex="8pt"/>
    </style:style>
    <style:style style:name="P59" style:parent-style-name="Normal" style:family="paragraph">
      <style:text-properties fo:font-size="8pt" style:font-size-asian="8pt" style:font-size-complex="8pt"/>
    </style:style>
    <style:style style:name="P60" style:parent-style-name="Normal" style:family="paragraph">
      <style:text-properties fo:font-size="8pt" style:font-size-asian="8pt" style:font-size-complex="8pt"/>
    </style:style>
    <style:style style:name="T61" style:parent-style-name="DefaultParagraphFont" style:family="text">
      <style:text-properties fo:font-size="8pt" style:font-size-asian="8pt" style:font-size-complex="8pt"/>
    </style:style>
  </office:automatic-styles>
  <office:body>
    <office:text text:use-soft-page-breaks="true">
      <text:p text:style-name="P1">import cv2</text:p>
      <text:p text:style-name="P2">import numpy as np</text:p>
      <text:p text:style-name="P3"># --- Parameters ---</text:p>
      <text:p text:style-name="P4">VIDEO_PATH = 'C://Users/Gigabyte//Downloads//WhatsApp Video 2025-05-17 at 2.17.42 PM (1).mp4'<text:s/></text:p>
      <text:p text:style-name="P5"><text:s/># Replace with your video path</text:p>
      <text:p text:style-name="P6">OUTPUT_PATH = 'output_motion_tracking.avi'</text:p>
      <text:p text:style-name="P7">RESIZE_SHAPE = (640, 480)</text:p>
      <text:p text:style-name="P8">FRAME_SKIP = 1 <text:s/># Use every frame, or skip frames to speed up</text:p>
      <text:p text:style-name="P9"># --- Initialize detectors ---</text:p>
      <text:p text:style-name="P10">fast = cv2.FastFeatureDetector_create()</text:p>
      <text:p text:style-name="P11">orb = cv2.ORB_create(nfeatures=500)</text:p>
      <text:p text:style-name="P12">bf = cv2.BFMatcher(cv2.NORM_HAMMING, crossCheck=True)</text:p>
      <text:p text:style-name="P13"># --- Load video ---</text:p>
      <text:p text:style-name="P14">cap = cv2.VideoCapture(VIDEO_PATH)</text:p>
      <text:p text:style-name="P15">fps = cap.get(cv2.CAP_PROP_FPS)</text:p>
      <text:p text:style-name="P16">frame_width, frame_height = RESIZE_SHAPE</text:p>
      <text:p text:style-name="P17">fourcc = cv2.VideoWriter_fourcc(*'XVID')</text:p>
      <text:p text:style-name="P18">out = cv2.VideoWriter(OUTPUT_PATH, fourcc, fps, RESIZE_SHAPE)</text:p>
      <text:p text:style-name="P19"># --- Read first frame ---</text:p>
      <text:p text:style-name="P20">ret, prev_frame = cap.read()</text:p>
      <text:p text:style-name="P21">if not ret:</text:p>
      <text:p text:style-name="P22"><text:s text:c="4"/>raise ValueError("Could not read the video.")</text:p>
      <text:p text:style-name="P23">prev_frame = cv2.resize(prev_frame, RESIZE_SHAPE)</text:p>
      <text:p text:style-name="P24">prev_gray = cv2.cvtColor(prev_frame, cv2.COLOR_BGR2GRAY)</text:p>
      <text:p text:style-name="P25">prev_kp = fast.detect(prev_gray, None)</text:p>
      <text:p text:style-name="P26">prev_kp, prev_des = orb.compute(prev_gray, prev_kp)</text:p>
      <text:p text:style-name="P27">prev_pts = np.array([kp.pt for kp in prev_kp], dtype=np.float32)</text:p>
      <text:p text:style-name="P28"># --- Tracking loop ---</text:p>
      <text:p text:style-name="P29">frame_idx = 0</text:p>
      <text:p text:style-name="P30">while True:</text:p>
      <text:p text:style-name="P31"><text:s text:c="4"/>ret, frame = cap.read()</text:p>
      <text:p text:style-name="P32"><text:s text:c="4"/>if not ret:</text:p>
      <text:p text:style-name="P33"><text:s text:c="8"/>break</text:p>
      <text:p text:style-name="P34">frame_idx += 1</text:p>
      <text:p text:style-name="P35"><text:s text:c="4"/>if frame_idx % FRAME_SKIP != 0:</text:p>
      <text:p text:style-name="P36"><text:s text:c="8"/>continue</text:p>
      <text:p text:style-name="P37"><text:s/>frame = cv2.resize(frame, RESIZE_SHAPE)</text:p>
      <text:p text:style-name="P38"><text:s text:c="4"/>gray = cv2.cvtColor(frame, cv2.COLOR_BGR2GRAY)</text:p>
      <text:soft-page-break/>
      <text:p text:style-name="P39"><text:s/># Detect and compute ORB</text:p>
      <text:p text:style-name="P40"><text:s text:c="4"/>kp = fast.detect(gray, None)</text:p>
      <text:p text:style-name="P41"><text:s text:c="4"/>kp, des = orb.compute(gray, kp)</text:p>
      <text:p text:style-name="P42"><text:s text:c="4"/>if des is not None and prev_des is not None:</text:p>
      <text:p text:style-name="P43"><text:s text:c="8"/>matches = bf.match(prev_des, des)</text:p>
      <text:p text:style-name="P44"><text:s text:c="8"/>matches = sorted(matches, key=lambda x: x.distance)</text:p>
      <text:p text:style-name="P45"><text:s text:c="3"/># Draw matches and tracks</text:p>
      <text:p text:style-name="P46"><text:s text:c="8"/>motion_frame = frame.copy()</text:p>
      <text:p text:style-name="P47"><text:s text:c="8"/>for m in matches[:50]: <text:s/># Limit to top 50 matches</text:p>
      <text:p text:style-name="P48"><text:s text:c="12"/>pt1 = tuple(map(int, prev_kp[m.queryIdx].pt))</text:p>
      <text:p text:style-name="P49"><text:s text:c="12"/>pt2 = tuple(map(int, kp[m.trainIdx].pt))</text:p>
      <text:p text:style-name="P50"><text:s text:c="12"/>cv2.line(motion_frame, pt1, pt2, (0, 255, 0), 1)</text:p>
      <text:p text:style-name="P51"><text:s text:c="12"/>cv2.circle(motion_frame, pt2, 2, (0, 0, 255), -1)</text:p>
      <text:p text:style-name="P52"><text:s text:c="9"/>out.write(motion_frame)</text:p>
      <text:p text:style-name="P53"><text:s text:c="8"/>cv2.imshow('Motion Tracking', motion_frame)</text:p>
      <text:p text:style-name="P54"><text:s text:c="6"/># Update keypoints</text:p>
      <text:p text:style-name="P55"><text:s text:c="8"/>prev_kp, prev_des = kp, des</text:p>
      <text:p text:style-name="P56"><text:s/>if cv2.waitKey(1) &amp; 0xFF == ord('q'):</text:p>
      <text:p text:style-name="P57"><text:s text:c="8"/>break</text:p>
      <text:p text:style-name="P58"># --- Release resources ---</text:p>
      <text:p text:style-name="P59">cap.release()</text:p>
      <text:p text:style-name="P60">out.release()</text:p>
      <text:p text:style-name="Normal"><text:span text:style-name="T61">cv2.destroyAllWindows()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Calibri Light" style:font-name-asian="Times New Roman" fo:color="#2F5496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Calibri Light" style:font-name-asian="Times New Roman" fo:color="#2F5496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2F5496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Calibri Light" style:font-name-asian="Times New Roman" style:font-name-complex="Times New Roman" fo:color="#2F5496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Times New Roman" style:font-name-complex="Times New Roman" fo:color="#2F5496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F5496"/>
    </style:style>
    <style:style style:name="Heading5Char" style:display-name="Heading 5 Char" style:family="text" style:parent-style-name="DefaultParagraphFont">
      <style:text-properties style:font-name-asian="Times New Roman" style:font-name-complex="Times New Roman" fo:color="#2F5496"/>
    </style:style>
    <style:style style:name="Heading6Char" style:display-name="Heading 6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Times New Roman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Times New Roman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Times New Roman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Calibri Light" style:font-name-asian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Calibri Light" style:font-name-asian="Times New Roman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2F5496"/>
    </style:style>
    <style:style style:name="IntenseQuote" style:display-name="Intense Quote" style:family="paragraph" style:parent-style-name="Normal" style:next-style-name="Normal">
      <style:paragraph-properties fo:border-top="0.0069in solid #2F5496" fo:border-left="none" fo:border-bottom="0.0069in solid #2F5496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2F5496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2F5496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2F5496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DMIN</meta:initial-creator>
    <dc:creator>ADMIN</dc:creator>
    <meta:creation-date>2025-05-17T13:19:00Z</meta:creation-date>
    <dc:date>2025-05-17T13:19:00Z</dc:date>
    <meta:template xlink:href="Normal" xlink:type="simple"/>
    <meta:editing-cycles>2</meta:editing-cycles>
    <meta:editing-duration>PT0S</meta:editing-duration>
    <meta:document-statistic meta:page-count="2" meta:paragraph-count="4" meta:word-count="333" meta:character-count="2229" meta:row-count="15" meta:non-whitespace-character-count="1900"/>
  </office:meta>
</office:document-meta>
</file>